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RREGO_DO_JENIPAPO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52 USF MAIS PROFESSOR DR HELIO MENDON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JENIPAPO III, 0001565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2M0S" table:style-name="ce3">
            <text:p>16:52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CRISTINA DIOGO DE ARAUJO</text:p>
          </table:table-cell>
          <table:table-cell office:value-type="date" office:date-value="1992-04-01T00:00:00" table:style-name="ce2">
            <text:p>01/04/1992</text:p>
          </table:table-cell>
          <table:table-cell office:value-type="string" table:style-name="ce1">
            <text:p>33 anos e 5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620.184-57</text:p>
          </table:table-cell>
          <table:table-cell office:value-type="float" office:value="700609989336260" table:style-name="ce1">
            <text:p>7,0061E+14</text:p>
          </table:table-cell>
          <table:table-cell office:value-type="string" table:style-name="ce1">
            <text:p>(81) 98575-11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75-1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órrego do fernandinho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20/8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OVANA VITORIA DA SILVA OLIVEIRA</text:p>
          </table:table-cell>
          <table:table-cell office:value-type="date" office:date-value="2006-08-05T00:00:00" table:style-name="ce2">
            <text:p>05/08/2006</text:p>
          </table:table-cell>
          <table:table-cell office:value-type="string" table:style-name="ce1">
            <text:p>19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6.932.514-42</text:p>
          </table:table-cell>
          <table:table-cell office:value-type="float" office:value="898004803441253" table:style-name="ce1">
            <text:p>8,98005E+14</text:p>
          </table:table-cell>
          <table:table-cell office:value-type="string" table:style-name="ce1">
            <text:p>(81) 98672-33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o fernandinh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6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5" table:style-name="ce1">
            <text:p>56,5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11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Alto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ORRANA VITORIA TAVARES DA SILVA</text:p>
          </table:table-cell>
          <table:table-cell office:value-type="date" office:date-value="2002-10-06T00:00:00" table:style-name="ce2">
            <text:p>06/10/2002</text:p>
          </table:table-cell>
          <table:table-cell office:value-type="string" table:style-name="ce1">
            <text:p>22 anos e 10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591.494-00</text:p>
          </table:table-cell>
          <table:table-cell office:value-type="float" office:value="706301680743180" table:style-name="ce1">
            <text:p>7,06302E+14</text:p>
          </table:table-cell>
          <table:table-cell office:value-type="string" table:style-name="ce1">
            <text:p>(81) 99677-17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mínio afonso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7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77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CRISTINA DE LUNA</text:p>
          </table:table-cell>
          <table:table-cell office:value-type="date" office:date-value="1997-03-10T00:00:00" table:style-name="ce2">
            <text:p>10/03/1997</text:p>
          </table:table-cell>
          <table:table-cell office:value-type="string" table:style-name="ce1">
            <text:p>28 anos e 5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5.330.264-40</text:p>
          </table:table-cell>
          <table:table-cell office:value-type="float" office:value="701406609927935" table:style-name="ce1">
            <text:p>7,01407E+14</text:p>
          </table:table-cell>
          <table:table-cell office:value-type="string" table:style-name="ce1">
            <text:p>(81) 98744-0798</text:p>
          </table:table-cell>
          <table:table-cell office:value-type="string" table:style-name="ce1">
            <text:p>(81) 3083-0329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to de abreu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8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8" table:style-name="ce1">
            <text:p>48,8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0/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 NATALLY SANTANA DE MOURA</text:p>
          </table:table-cell>
          <table:table-cell office:value-type="date" office:date-value="2003-09-29T00:00:00" table:style-name="ce2">
            <text:p>29/09/2003</text:p>
          </table:table-cell>
          <table:table-cell office:value-type="string" table:style-name="ce1">
            <text:p>21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697.084-05</text:p>
          </table:table-cell>
          <table:table-cell office:value-type="float" office:value="705402445506192" table:style-name="ce1">
            <text:p>7,05402E+14</text:p>
          </table:table-cell>
          <table:table-cell office:value-type="string" table:style-name="ce1">
            <text:p>(81) 98449-2007</text:p>
          </table:table-cell>
          <table:table-cell office:value-type="string" table:style-name="ce1">
            <text:p>(81) 3304-1657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res morros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9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1" table:style-name="ce1">
            <text:p>63,1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00/7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DRIELLE RODRIGUES DE SOUZA</text:p>
          </table:table-cell>
          <table:table-cell office:value-type="date" office:date-value="1998-07-26T00:00:00" table:style-name="ce2">
            <text:p>26/07/1998</text:p>
          </table:table-cell>
          <table:table-cell office:value-type="string" table:style-name="ce1">
            <text:p>27 anos e 1 mê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371.884-92</text:p>
          </table:table-cell>
          <table:table-cell office:value-type="float" office:value="708105572227535" table:style-name="ce1">
            <text:p>7,08106E+14</text:p>
          </table:table-cell>
          <table:table-cell office:value-type="string" table:style-name="ce1">
            <text:p>(81) 98864-97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64-97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rês morros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9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0/7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LICE GOMES RIBEIRO</text:p>
          </table:table-cell>
          <table:table-cell office:value-type="date" office:date-value="2003-07-17T00:00:00" table:style-name="ce2">
            <text:p>17/07/2003</text:p>
          </table:table-cell>
          <table:table-cell office:value-type="string" table:style-name="ce1">
            <text:p>22 anos e 1 mê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26.132.844-20</text:p>
          </table:table-cell>
          <table:table-cell office:value-type="float" office:value="707103316208020" table:style-name="ce1">
            <text:p>7,07103E+14</text:p>
          </table:table-cell>
          <table:table-cell office:value-type="string" table:style-name="ce1">
            <text:p>(81) 8894-19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to de abreu</text:p>
          </table:table-cell>
          <table:table-cell office:value-type="string" table:style-name="ce1">
            <text:p>956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8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.7" table:style-name="ce1">
            <text:p>41,7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04/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MARIA DOS SANTOS CARMO</text:p>
          </table:table-cell>
          <table:table-cell office:value-type="date" office:date-value="1988-05-22T00:00:00" table:style-name="ce2">
            <text:p>22/05/1988</text:p>
          </table:table-cell>
          <table:table-cell office:value-type="string" table:style-name="ce1">
            <text:p>37 anos e 3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7.244.654-51</text:p>
          </table:table-cell>
          <table:table-cell office:value-type="float" office:value="709609646900871" table:style-name="ce1">
            <text:p>7,0961E+14</text:p>
          </table:table-cell>
          <table:table-cell office:value-type="string" table:style-name="ce1">
            <text:p>(81) 98822-87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7400-51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undina negreiros de araújo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5" table:style-name="ce1">
            <text:p>87,5</text:p>
          </table:table-cell>
          <table:table-cell office:value-type="float" office:value="154" table:style-name="ce1">
            <text:p>154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10/60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IELE GONÇALVES DOS SANTOS</text:p>
          </table:table-cell>
          <table:table-cell office:value-type="date" office:date-value="2000-08-24T00:00:00" table:style-name="ce2">
            <text:p>24/08/2000</text:p>
          </table:table-cell>
          <table:table-cell office:value-type="string" table:style-name="ce1">
            <text:p>25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9.851.304-92</text:p>
          </table:table-cell>
          <table:table-cell office:value-type="float" office:value="203107502660018" table:style-name="ce1">
            <text:p>2,03108E+14</text:p>
          </table:table-cell>
          <table:table-cell office:value-type="string" table:style-name="ce1">
            <text:p>(81) 98798-01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nção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7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79" table:style-name="ce1">
            <text:p>179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110/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SA EZILIM PEREIRA DINIZ</text:p>
          </table:table-cell>
          <table:table-cell office:value-type="date" office:date-value="1999-11-30T00:00:00" table:style-name="ce2">
            <text:p>30/11/1999</text:p>
          </table:table-cell>
          <table:table-cell office:value-type="string" table:style-name="ce1">
            <text:p>25 anos e 9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28.604.214-32</text:p>
          </table:table-cell>
          <table:table-cell office:value-type="float" office:value="708100532811037" table:style-name="ce1">
            <text:p>7,08101E+14</text:p>
          </table:table-cell>
          <table:table-cell office:value-type="string" table:style-name="ce1">
            <text:p>(81) 99263-78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upinambá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63" table:style-name="ce1">
            <text:p>163</text:p>
          </table:table-cell>
          <table:table-cell office:value-type="date" office:date-value="2020-09-22T00:00:00" table:style-name="ce2">
            <text:p>22/09/2020</text:p>
          </table:table-cell>
          <table:table-cell office:value-type="string" table:style-name="ce1">
            <text:p>120/80</text:p>
          </table:table-cell>
          <table:table-cell office:value-type="date" office:date-value="2022-01-19T00:00:00" table:style-name="ce2">
            <text:p>19/0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7" table:style-name="ce1">
            <text:p>29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MARIA PEREIRA PONTES</text:p>
          </table:table-cell>
          <table:table-cell office:value-type="date" office:date-value="2001-10-23T00:00:00" table:style-name="ce2">
            <text:p>23/10/2001</text:p>
          </table:table-cell>
          <table:table-cell office:value-type="string" table:style-name="ce1">
            <text:p>23 anos e 10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647.944-46</text:p>
          </table:table-cell>
          <table:table-cell office:value-type="float" office:value="898003283124711" table:style-name="ce1">
            <text:p>8,98003E+14</text:p>
          </table:table-cell>
          <table:table-cell office:value-type="string" table:style-name="ce1">
            <text:p>(81) 9259-77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 paz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87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2" table:style-name="ce1">
            <text:p>89,2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10/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A CARDOSO DA SILVA</text:p>
          </table:table-cell>
          <table:table-cell office:value-type="date" office:date-value="2000-09-05T00:00:00" table:style-name="ce2">
            <text:p>05/09/2000</text:p>
          </table:table-cell>
          <table:table-cell office:value-type="string" table:style-name="ce1">
            <text:p>24 anos e 11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632.044-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01-28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nção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7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ITA DE CÁSSIA PEREIRA DE MENEZES</text:p>
          </table:table-cell>
          <table:table-cell office:value-type="date" office:date-value="1986-12-09T00:00:00" table:style-name="ce2">
            <text:p>09/12/1986</text:p>
          </table:table-cell>
          <table:table-cell office:value-type="string" table:style-name="ce1">
            <text:p>38 anos e 8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924.864-40</text:p>
          </table:table-cell>
          <table:table-cell office:value-type="float" office:value="704607149910620" table:style-name="ce1">
            <text:p>7,04607E+14</text:p>
          </table:table-cell>
          <table:table-cell office:value-type="string" table:style-name="ce1">
            <text:p>(81) 9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undina negreiros de araujo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26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" table:style-name="ce1">
            <text:p>104</text:p>
          </table:table-cell>
          <table:table-cell office:value-type="float" office:value="160" table:style-name="ce1">
            <text:p>160</text:p>
          </table:table-cell>
          <table:table-cell office:value-type="date" office:date-value="2024-01-15T00:00:00" table:style-name="ce2">
            <text:p>15/01/2024</text:p>
          </table:table-cell>
          <table:table-cell office:value-type="string" table:style-name="ce1">
            <text:p>110/60</text:p>
          </table:table-cell>
          <table:table-cell office:value-type="date" office:date-value="2024-01-15T00:00:00" table:style-name="ce2">
            <text:p>15/01/2024</text:p>
          </table:table-cell>
          <table:table-cell office:value-type="string" table:style-name="ce1">
            <text:p>Alto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CAMILA HENRIQUE DE ANDRADE DANTAS</text:p>
          </table:table-cell>
          <table:table-cell office:value-type="date" office:date-value="1993-07-05T00:00:00" table:style-name="ce2">
            <text:p>05/07/1993</text:p>
          </table:table-cell>
          <table:table-cell office:value-type="string" table:style-name="ce1">
            <text:p>32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358.954-59</text:p>
          </table:table-cell>
          <table:table-cell office:value-type="float" office:value="700006718492706" table:style-name="ce1">
            <text:p>7,00007E+14</text:p>
          </table:table-cell>
          <table:table-cell office:value-type="string" table:style-name="ce1">
            <text:p>(81) 98819-57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90</text:p>
          </table:table-cell>
          <table:table-cell office:value-type="date" office:date-value="2019-03-15T00:00:00" table:style-name="ce2">
            <text:p>15/03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3" table:style-name="ce1">
            <text:p>37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6:53Z</meta:creation-date>
    <dc:date>2025-09-16T19:36:53Z</dc:date>
  </office:meta>
</office:document-meta>
</file>